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067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1.829cm"/>
    </style:style>
    <style:style style:name="co9" style:family="table-column">
      <style:table-column-properties fo:break-before="auto" style:column-width="2.409cm"/>
    </style:style>
    <style:style style:name="co10" style:family="table-column">
      <style:table-column-properties fo:break-before="auto" style:column-width="2.515cm"/>
    </style:style>
    <style:style style:name="co11" style:family="table-column">
      <style:table-column-properties fo:break-before="auto" style:column-width="2.147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3.018cm"/>
    </style:style>
    <style:style style:name="co15" style:family="table-column">
      <style:table-column-properties fo:break-before="auto" style:column-width="2.66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3.3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aft_armo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CasterLevel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table:formula="oooc:=3*([.A4]+1)"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E4]&gt;20)OR(NOT([.O4]=&quot;****&quot;)AND([.O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table:formula="oooc:=3*([.A5]+1)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E5]&gt;20)OR(NOT([.O5]=&quot;****&quot;)AND([.O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table:formula="oooc:=3*([.A6]+1)"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E6]&gt;20)OR(NOT([.O6]=&quot;****&quot;)AND([.O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table:formula="oooc:=3*([.A7]+1)"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E7]&gt;20)OR(NOT([.O7]=&quot;****&quot;)AND([.O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table:formula="oooc:=3*([.A8]+1)"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E8]&gt;20)OR(NOT([.O8]=&quot;****&quot;)AND([.O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table:formula="oooc:=3*([.A9]+1)"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E9]&gt;20)OR(NOT([.O9]=&quot;****&quot;)AND([.O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table:formula="oooc:=3*([.A10]+1)" office:value-type="float" office:value="21">
            <text:p>21</text:p>
          </table:table-cell>
          <table:table-cell table:number-columns-repeated="9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E10]&gt;20)OR(NOT([.O10]=&quot;****&quot;)AND([.O1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table:formula="oooc:=3*([.A11]+1)" office:value-type="float" office:value="24">
            <text:p>24</text:p>
          </table:table-cell>
          <table:table-cell table:number-columns-repeated="9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E11]&gt;20)OR(NOT([.O11]=&quot;****&quot;)AND([.O1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table:formula="oooc:=3*([.A12]+1)"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E12]&gt;20)OR(NOT([.O12]=&quot;****&quot;)AND([.O1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table:formula="oooc:=3*([.A13]+1)"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E13]&gt;20)OR(NOT([.O13]=&quot;****&quot;)AND([.O1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table:formula="oooc:=3*([.A14]+1)"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E14]&gt;20)OR(NOT([.O14]=&quot;****&quot;)AND([.O1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table:formula="oooc:=3*([.A15]+1)" office:value-type="float" office:value="36">
            <text:p>36</text:p>
          </table:table-cell>
          <table:table-cell table:number-columns-repeated="9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E15]&gt;20)OR(NOT([.O15]=&quot;****&quot;)AND([.O1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table:formula="oooc:=3*([.A16]+1)" office:value-type="float" office:value="39">
            <text:p>39</text:p>
          </table:table-cell>
          <table:table-cell table:number-columns-repeated="9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E16]&gt;20)OR(NOT([.O16]=&quot;****&quot;)AND([.O1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table:formula="oooc:=3*([.A17]+1)" office:value-type="float" office:value="42">
            <text:p>42</text:p>
          </table:table-cell>
          <table:table-cell table:number-columns-repeated="9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E17]&gt;20)OR(NOT([.O17]=&quot;****&quot;)AND([.O1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table:formula="oooc:=3*([.A18]+1)" office:value-type="float" office:value="45">
            <text:p>45</text:p>
          </table:table-cell>
          <table:table-cell table:number-columns-repeated="9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E18]&gt;20)OR(NOT([.O18]=&quot;****&quot;)AND([.O1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table:formula="oooc:=3*([.A19]+1)" office:value-type="float" office:value="48">
            <text:p>48</text:p>
          </table:table-cell>
          <table:table-cell table:number-columns-repeated="9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E19]&gt;20)OR(NOT([.O19]=&quot;****&quot;)AND([.O1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table:formula="oooc:=3*([.A20]+1)" office:value-type="float" office:value="51">
            <text:p>51</text:p>
          </table:table-cell>
          <table:table-cell table:number-columns-repeated="9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E20]&gt;20)OR(NOT([.O20]=&quot;****&quot;)AND([.O2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table:formula="oooc:=3*([.A21]+1)" office:value-type="float" office:value="54">
            <text:p>54</text:p>
          </table:table-cell>
          <table:table-cell table:number-columns-repeated="9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E21]&gt;20)OR(NOT([.O21]=&quot;****&quot;)AND([.O2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table:formula="oooc:=3*([.A22]+1)" office:value-type="float" office:value="57">
            <text:p>57</text:p>
          </table:table-cell>
          <table:table-cell table:number-columns-repeated="9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E22]&gt;20)OR(NOT([.O22]=&quot;****&quot;)AND([.O2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table:formula="oooc:=3*([.A23]+1)" office:value-type="float" office:value="60">
            <text:p>60</text:p>
          </table:table-cell>
          <table:table-cell table:number-columns-repeated="9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E23]&gt;20)OR(NOT([.O23]=&quot;****&quot;)AND([.O2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E24]&gt;20)OR(NOT([.O24]=&quot;****&quot;)AND([.O2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E25]&gt;20)OR(NOT([.O25]=&quot;****&quot;)AND([.O2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E26]&gt;20)OR(NOT([.O26]=&quot;****&quot;)AND([.O2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E27]&gt;20)OR(NOT([.O27]=&quot;****&quot;)AND([.O2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10" office:value-type="string">
            <text:p>****</text:p>
          </table:table-cell>
          <table:table-cell table:formula="oooc:=(([.E28]&gt;20)OR(NOT([.O28]=&quot;****&quot;)AND([.O2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E29]&gt;20)OR(NOT([.O29]=&quot;****&quot;)AND([.O2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E30]&gt;20)OR(NOT([.O30]=&quot;****&quot;)AND([.O3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E31]&gt;20)OR(NOT([.O31]=&quot;****&quot;)AND([.O3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E32]&gt;20)OR(NOT([.O32]=&quot;****&quot;)AND([.O3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E33]&gt;20)OR(NOT([.O33]=&quot;****&quot;)AND([.O3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E34]&gt;20)OR(NOT([.O34]=&quot;****&quot;)AND([.O3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E35]&gt;20)OR(NOT([.O35]=&quot;****&quot;)AND([.O3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E36]&gt;20)OR(NOT([.O36]=&quot;****&quot;)AND([.O3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E37]&gt;20)OR(NOT([.O37]=&quot;****&quot;)AND([.O3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E38]&gt;20)OR(NOT([.O38]=&quot;****&quot;)AND([.O3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E39]&gt;20)OR(NOT([.O39]=&quot;****&quot;)AND([.O3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E40]&gt;20)OR(NOT([.O40]=&quot;****&quot;)AND([.O4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E41]&gt;20)OR(NOT([.O41]=&quot;****&quot;)AND([.O4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E42]&gt;20)OR(NOT([.O42]=&quot;****&quot;)AND([.O4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table:formula="oooc:=[.B44]+1" office:value-type="float" office:value="16828808">
            <text:p>16828808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table:formula="oooc:=[.B45]+1" office:value-type="float" office:value="16828808">
            <text:p>16828808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E45]&gt;20)OR(NOT([.O45]=&quot;****&quot;)AND([.O4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table:formula="oooc:=[.B46]+1" office:value-type="float" office:value="16828808">
            <text:p>16828808</text:p>
          </table:table-cell>
          <table:table-cell office:value-type="float" office:value="22">
            <text:p>2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E46]&gt;20)OR(NOT([.O46]=&quot;****&quot;)AND([.O4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E47]&gt;20)OR(NOT([.O47]=&quot;****&quot;)AND([.O4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float" office:value="25">
            <text:p>2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E48]&gt;20)OR(NOT([.O48]=&quot;****&quot;)AND([.O4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E49]&gt;20)OR(NOT([.O49]=&quot;****&quot;)AND([.O4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E50]&gt;20)OR(NOT([.O50]=&quot;****&quot;)AND([.O5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E51]&gt;20)OR(NOT([.O51]=&quot;****&quot;)AND([.O5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E52]&gt;20)OR(NOT([.O52]=&quot;****&quot;)AND([.O5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E53]&gt;20)OR(NOT([.O53]=&quot;****&quot;)AND([.O5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E54]&gt;20)OR(NOT([.O54]=&quot;****&quot;)AND([.O5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E55]&gt;20)OR(NOT([.O55]=&quot;****&quot;)AND([.O5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E56]&gt;20)OR(NOT([.O56]=&quot;****&quot;)AND([.O5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E57]&gt;20)OR(NOT([.O57]=&quot;****&quot;)AND([.O5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E58]&gt;20)OR(NOT([.O58]=&quot;****&quot;)AND([.O5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table:formula="oooc:=(([.E59]&gt;20)OR(NOT([.O59]=&quot;****&quot;)AND([.O5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table:formula="oooc:=[.B60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9" office:value-type="string">
            <text:p>****</text:p>
          </table:table-cell>
          <table:table-cell table:formula="oooc:=(([.E60]&gt;20)OR(NOT([.O60]=&quot;****&quot;)AND([.O6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table:formula="oooc:=[.B61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9" office:value-type="string">
            <text:p>****</text:p>
          </table:table-cell>
          <table:table-cell table:formula="oooc:=(([.E61]&gt;20)OR(NOT([.O61]=&quot;****&quot;)AND([.O6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table:formula="oooc:=[.B62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table:formula="oooc:=(([.E62]&gt;20)OR(NOT([.O62]=&quot;****&quot;)AND([.O6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E63]&gt;20)OR(NOT([.O63]=&quot;****&quot;)AND([.O6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table:formula="oooc:=[.B64]+1" office:value-type="float" office:value="16828812">
            <text:p>16828812</text:p>
          </table:table-cell>
          <table:table-cell office:value-type="float" office:value="22">
            <text:p>2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9" office:value-type="string">
            <text:p>****</text:p>
          </table:table-cell>
          <table:table-cell table:formula="oooc:=(([.E64]&gt;20)OR(NOT([.O64]=&quot;****&quot;)AND([.O6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table:formula="oooc:=[.B65]+1" office:value-type="float" office:value="16828812">
            <text:p>16828812</text:p>
          </table:table-cell>
          <table:table-cell office:value-type="float" office:value="23">
            <text:p>2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table:formula="oooc:=(([.E65]&gt;20)OR(NOT([.O65]=&quot;****&quot;)AND([.O6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table:formula="oooc:=[.B66]+1" office:value-type="float" office:value="16828812">
            <text:p>16828812</text:p>
          </table:table-cell>
          <table:table-cell office:value-type="float" office:value="24">
            <text:p>2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9" office:value-type="string">
            <text:p>****</text:p>
          </table:table-cell>
          <table:table-cell table:formula="oooc:=(([.E66]&gt;20)OR(NOT([.O66]=&quot;****&quot;)AND([.O6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E67]&gt;20)OR(NOT([.O67]=&quot;****&quot;)AND([.O67]&gt;5)))*1" office:value-type="float" office:value="0">
            <text:p>0</text:p>
          </table:table-cell>
          <table:table-cell office:value-type="string">
            <text:p>****</text:p>
          </table:table-cell>
        </table:table-row>
      </table:table>
      <table:table table:name="craft_weapon" table:style-name="ta1" table:print="false"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28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CasterLevel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table:formula="oooc:=3*([.A4]+1)"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E4]&gt;20)OR(NOT([.O4]=&quot;****&quot;)AND([.O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table:formula="oooc:=3*([.A5]+1)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E5]&gt;20)OR(NOT([.O5]=&quot;****&quot;)AND([.O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table:formula="oooc:=3*([.A6]+1)"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E6]&gt;20)OR(NOT([.O6]=&quot;****&quot;)AND([.O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table:formula="oooc:=3*([.A7]+1)"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E7]&gt;20)OR(NOT([.O7]=&quot;****&quot;)AND([.O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table:formula="oooc:=3*([.A8]+1)"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E8]&gt;20)OR(NOT([.O8]=&quot;****&quot;)AND([.O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table:formula="oooc:=3*([.A9]+1)"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E9]&gt;20)OR(NOT([.O9]=&quot;****&quot;)AND([.O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table:formula="oooc:=3*([.A10]+1)" office:value-type="float" office:value="21">
            <text:p>21</text:p>
          </table:table-cell>
          <table:table-cell table:number-columns-repeated="9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E10]&gt;20)OR(NOT([.O10]=&quot;****&quot;)AND([.O1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table:formula="oooc:=3*([.A11]+1)" office:value-type="float" office:value="24">
            <text:p>24</text:p>
          </table:table-cell>
          <table:table-cell table:number-columns-repeated="9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E11]&gt;20)OR(NOT([.O11]=&quot;****&quot;)AND([.O1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table:formula="oooc:=3*([.A12]+1)"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E12]&gt;20)OR(NOT([.O12]=&quot;****&quot;)AND([.O1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table:formula="oooc:=3*([.A13]+1)"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E13]&gt;20)OR(NOT([.O13]=&quot;****&quot;)AND([.O1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table:formula="oooc:=3*([.A14]+1)"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E14]&gt;20)OR(NOT([.O14]=&quot;****&quot;)AND([.O1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table:formula="oooc:=3*([.A15]+1)" office:value-type="float" office:value="36">
            <text:p>36</text:p>
          </table:table-cell>
          <table:table-cell table:number-columns-repeated="9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E15]&gt;20)OR(NOT([.O15]=&quot;****&quot;)AND([.O1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table:formula="oooc:=3*([.A16]+1)" office:value-type="float" office:value="39">
            <text:p>39</text:p>
          </table:table-cell>
          <table:table-cell table:number-columns-repeated="9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E16]&gt;20)OR(NOT([.O16]=&quot;****&quot;)AND([.O1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table:formula="oooc:=3*([.A17]+1)" office:value-type="float" office:value="42">
            <text:p>42</text:p>
          </table:table-cell>
          <table:table-cell table:number-columns-repeated="9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E17]&gt;20)OR(NOT([.O17]=&quot;****&quot;)AND([.O1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table:formula="oooc:=3*([.A18]+1)" office:value-type="float" office:value="45">
            <text:p>45</text:p>
          </table:table-cell>
          <table:table-cell table:number-columns-repeated="9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E18]&gt;20)OR(NOT([.O18]=&quot;****&quot;)AND([.O1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table:formula="oooc:=3*([.A19]+1)" office:value-type="float" office:value="48">
            <text:p>48</text:p>
          </table:table-cell>
          <table:table-cell table:number-columns-repeated="9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E19]&gt;20)OR(NOT([.O19]=&quot;****&quot;)AND([.O1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table:formula="oooc:=3*([.A20]+1)" office:value-type="float" office:value="51">
            <text:p>51</text:p>
          </table:table-cell>
          <table:table-cell table:number-columns-repeated="9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E20]&gt;20)OR(NOT([.O20]=&quot;****&quot;)AND([.O2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table:formula="oooc:=3*([.A21]+1)" office:value-type="float" office:value="54">
            <text:p>54</text:p>
          </table:table-cell>
          <table:table-cell table:number-columns-repeated="9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E21]&gt;20)OR(NOT([.O21]=&quot;****&quot;)AND([.O2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table:formula="oooc:=3*([.A22]+1)" office:value-type="float" office:value="57">
            <text:p>57</text:p>
          </table:table-cell>
          <table:table-cell table:number-columns-repeated="9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E22]&gt;20)OR(NOT([.O22]=&quot;****&quot;)AND([.O2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table:formula="oooc:=3*([.A23]+1)" office:value-type="float" office:value="60">
            <text:p>60</text:p>
          </table:table-cell>
          <table:table-cell table:number-columns-repeated="9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E23]&gt;20)OR(NOT([.O23]=&quot;****&quot;)AND([.O23]&gt;5)))*1" office:value-type="float" office:value="1">
            <text:p>1</text:p>
          </table:table-cell>
          <table:table-cell office:value-type="string">
            <text:p>****</text:p>
          </table:table-cell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20">20/08/2006</text:date>, <text:time>01:5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8-20T01:52:29</dc:date>
    <dc:language>en-US</dc:language>
    <meta:editing-cycles>36</meta:editing-cycles>
    <meta:editing-duration>P2DT15H10M33S</meta:editing-duration>
    <meta:user-defined meta:name="Info 1"/>
    <meta:user-defined meta:name="Info 2"/>
    <meta:user-defined meta:name="Info 3"/>
    <meta:user-defined meta:name="Info 4"/>
    <meta:document-statistic meta:table-count="4" meta:cell-count="2668"/>
  </office:meta>
</office:document-meta>
</file>